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color="#0070C0"/>
    </style:style>
    <style:style style:name="P4" style:parent-style-name="Normal" style:family="paragraph">
      <style:text-properties fo:color="#000000"/>
    </style:style>
    <style:style style:name="P5" style:parent-style-name="Normal" style:family="paragraph">
      <style:text-properties fo:color="#000000"/>
    </style:style>
    <style:style style:name="T6" style:parent-style-name="DefaultParagraphFont" style:family="text">
      <style:text-properties fo:color="#000000"/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style:font-name="Calibri" style:font-name-complex="Calibri" fo:color="#000000" fo:background-color="#F3F3F3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P13" style:parent-style-name="Normal" style:family="paragraph">
      <style:text-properties fo:language="el" fo:country="GR"/>
    </style:style>
    <style:style style:name="P14" style:parent-style-name="Normal" style:family="paragraph">
      <style:text-properties fo:color="#0070C0"/>
    </style:style>
    <style:style style:name="T15" style:parent-style-name="DefaultParagraphFont" style:family="text">
      <style:text-properties fo:color="#0070C0"/>
    </style:style>
    <style:style style:name="T16" style:parent-style-name="DefaultParagraphFont" style:family="text">
      <style:text-properties fo:color="#0070C0" fo:language="el" fo:country="GR"/>
    </style:style>
    <style:style style:name="T17" style:parent-style-name="DefaultParagraphFont" style:family="text">
      <style:text-properties fo:color="#0070C0" fo:language="el" fo:country="GR"/>
    </style:style>
    <style:style style:name="T18" style:parent-style-name="DefaultParagraphFont" style:family="text">
      <style:text-properties fo:color="#0070C0" fo:language="el" fo:country="GR"/>
    </style:style>
    <style:style style:name="T19" style:parent-style-name="DefaultParagraphFont" style:family="text">
      <style:text-properties fo:color="#0070C0" fo:language="el" fo:country="GR"/>
    </style:style>
    <style:style style:name="P20" style:parent-style-name="Normal" style:family="paragraph">
      <style:text-properties fo:color="#0070C0" fo:language="el" fo:country="GR"/>
    </style:style>
    <style:style style:name="P21" style:parent-style-name="Normal" style:family="paragraph">
      <style:text-properties fo:color="#0070C0" fo:language="el" fo:country="GR"/>
    </style:style>
    <style:style style:name="T22" style:parent-style-name="DefaultParagraphFont" style:family="text">
      <style:text-properties fo:color="#ED7D31" fo:language="el" fo:country="GR"/>
    </style:style>
    <style:style style:name="T23" style:parent-style-name="DefaultParagraphFont" style:family="text">
      <style:text-properties fo:color="#0070C0"/>
    </style:style>
    <style:style style:name="T24" style:parent-style-name="DefaultParagraphFont" style:family="text">
      <style:text-properties fo:color="#0070C0" fo:language="el" fo:country="GR"/>
    </style:style>
    <style:style style:name="T25" style:parent-style-name="DefaultParagraphFont" style:family="text">
      <style:text-properties fo:color="#0070C0"/>
    </style:style>
    <style:style style:name="T26" style:parent-style-name="DefaultParagraphFont" style:family="text">
      <style:text-properties fo:color="#0070C0" fo:language="el" fo:country="GR"/>
    </style:style>
    <style:style style:name="T27" style:parent-style-name="DefaultParagraphFont" style:family="text">
      <style:text-properties fo:color="#ED7D31" fo:language="el" fo:country="GR"/>
    </style:style>
    <style:style style:name="T28" style:parent-style-name="DefaultParagraphFont" style:family="text">
      <style:text-properties fo:color="#0070C0"/>
    </style:style>
    <style:style style:name="T29" style:parent-style-name="DefaultParagraphFont" style:family="text">
      <style:text-properties fo:color="#0070C0" fo:language="el" fo:country="GR"/>
    </style:style>
    <style:style style:name="T30" style:parent-style-name="DefaultParagraphFont" style:family="text">
      <style:text-properties fo:color="#0070C0"/>
    </style:style>
    <style:style style:name="T31" style:parent-style-name="DefaultParagraphFont" style:family="text">
      <style:text-properties fo:color="#0070C0" fo:language="el" fo:country="GR"/>
    </style:style>
    <style:style style:name="T32" style:parent-style-name="DefaultParagraphFont" style:family="text">
      <style:text-properties fo:color="#0070C0"/>
    </style:style>
    <style:style style:name="T33" style:parent-style-name="DefaultParagraphFont" style:family="text">
      <style:text-properties fo:color="#0070C0" fo:language="el" fo:country="GR"/>
    </style:style>
    <style:style style:name="T34" style:parent-style-name="DefaultParagraphFont" style:family="text">
      <style:text-properties fo:color="#ED7D31" fo:language="el" fo:country="GR"/>
    </style:style>
    <style:style style:name="T35" style:parent-style-name="DefaultParagraphFont" style:family="text">
      <style:text-properties fo:color="#ED7D31" fo:language="el" fo:country="GR"/>
    </style:style>
    <style:style style:name="T36" style:parent-style-name="DefaultParagraphFont" style:family="text">
      <style:text-properties fo:color="#ED7D31" fo:language="el" fo:country="GR"/>
    </style:style>
    <style:style style:name="T37" style:parent-style-name="DefaultParagraphFont" style:family="text">
      <style:text-properties fo:color="#ED7D31" fo:language="el" fo:country="GR"/>
    </style:style>
    <style:style style:name="T38" style:parent-style-name="DefaultParagraphFont" style:family="text">
      <style:text-properties fo:color="#ED7D31" fo:language="el" fo:country="GR"/>
    </style:style>
    <style:style style:name="T39" style:parent-style-name="DefaultParagraphFont" style:family="text">
      <style:text-properties fo:color="#0070C0"/>
    </style:style>
    <style:style style:name="T40" style:parent-style-name="DefaultParagraphFont" style:family="text">
      <style:text-properties fo:color="#ED7D31" fo:language="el" fo:country="GR"/>
    </style:style>
    <style:style style:name="T41" style:parent-style-name="DefaultParagraphFont" style:family="text">
      <style:text-properties fo:color="#ED7D31" fo:language="el" fo:country="GR"/>
    </style:style>
    <style:style style:name="T42" style:parent-style-name="DefaultParagraphFont" style:family="text">
      <style:text-properties fo:color="#ED7D31" fo:language="el" fo:country="GR"/>
    </style:style>
    <style:style style:name="T43" style:parent-style-name="DefaultParagraphFont" style:family="text">
      <style:text-properties fo:color="#ED7D31" fo:language="el" fo:country="GR"/>
    </style:style>
    <style:style style:name="T44" style:parent-style-name="DefaultParagraphFont" style:family="text">
      <style:text-properties fo:color="#ED7D31" fo:language="el" fo:country="GR"/>
    </style:style>
    <style:style style:name="T45" style:parent-style-name="DefaultParagraphFont" style:family="text">
      <style:text-properties fo:color="#ED7D31" fo:language="el" fo:country="GR"/>
    </style:style>
    <style:style style:name="T46" style:parent-style-name="DefaultParagraphFont" style:family="text">
      <style:text-properties fo:color="#ED7D31" fo:language="el" fo:country="GR"/>
    </style:style>
    <style:style style:name="T47" style:parent-style-name="DefaultParagraphFont" style:family="text">
      <style:text-properties fo:color="#ED7D31" fo:language="el" fo:country="GR"/>
    </style:style>
    <style:style style:name="T48" style:parent-style-name="DefaultParagraphFont" style:family="text">
      <style:text-properties fo:color="#ED7D31" fo:language="el" fo:country="GR"/>
    </style:style>
    <style:style style:name="T49" style:parent-style-name="DefaultParagraphFont" style:family="text">
      <style:text-properties fo:color="#ED7D31" fo:language="el" fo:country="GR"/>
    </style:style>
    <style:style style:name="T50" style:parent-style-name="DefaultParagraphFont" style:family="text">
      <style:text-properties fo:color="#ED7D31" fo:language="el" fo:country="GR"/>
    </style:style>
    <style:style style:name="T51" style:parent-style-name="DefaultParagraphFont" style:family="text">
      <style:text-properties fo:color="#ED7D31" fo:language="el" fo:country="GR"/>
    </style:style>
    <style:style style:name="P52" style:parent-style-name="Normal" style:family="paragraph">
      <style:text-properties fo:color="#ED7D31" fo:language="el" fo:country="GR"/>
    </style:style>
    <style:style style:name="T53" style:parent-style-name="DefaultParagraphFont" style:family="text">
      <style:text-properties fo:color="#ED7D31" fo:language="el" fo:country="GR"/>
    </style:style>
    <style:style style:name="T54" style:parent-style-name="DefaultParagraphFont" style:family="text">
      <style:text-properties fo:color="#ED7D31" fo:language="el" fo:country="GR"/>
    </style:style>
  </office:automatic-styles>
  <office:body>
    <office:text text:use-soft-page-breaks="true">
      <text:p text:style-name="P1">Marketing Club Website</text:p>
      <text:p text:style-name="P2"/>
      <text:p text:style-name="P3">New text:<text:s/></text:p>
      <text:p text:style-name="P4">The Hellenic American University Marketing Club is a team of motivated students that seek to explore and practice marketing &amp; business strategies. Join us today to become part of our vision for a top leading<text:s/>business club!</text:p>
      <text:p text:style-name="P5">HAUMC's mission is to perform as a forum<text:s/>that<text:s/>connects<text:s/>motivated<text:s/>students<text:s/>who share a common passion for<text:s/>pioneering<text:s/>marketing.<text:s/></text:p>
      <text:p text:style-name="Normal"><text:bookmark-start text:name="_Hlk55638700"/><text:span text:style-name="T6">Our objectives incorporate experiential learning through business activities, successful and productive practice of marketing strategies and acquirement of new ones, enhancing skill</text:span><text:span text:style-name="T7">s such as leadership, diplomacy and teamwork</text:span><text:span text:style-name="T8"><text:s/>through the<text:s/></text:span><text:span text:style-name="T9">cultivation of an inclusive and safe space for all, that encourages co-operation. Our goal is to become an incubator for entrepreneurial talent and inter-personal growth of our members,<text:s/></text:span><text:span text:style-name="T10">all<text:s/></text:span><text:span text:style-name="T11">on</text:span><text:span text:style-name="T12"><text:s/>the basis of having a good time.</text:span><text:bookmark-end text:name="_Hlk55638700"/></text:p>
      <text:p text:style-name="P13"/>
      <text:p text:style-name="P14">Translation:<text:s/></text:p>
      <text:p text:style-name="Normal"><text:span text:style-name="T15">Comments</text:span><text:span text:style-name="T16">:<text:s/></text:span><text:span text:style-name="T17">μπορείς να αλλάξεις λίγο το ύφος</text:span><text:span text:style-name="T18">;<text:s/></text:span><text:span text:style-name="T19">Είναι πολύ επίσημο αυτό…</text:span></text:p>
      <text:p text:style-name="P20">Επίσης, κάποιους όρους νομίζω θα ήταν καλύτερο να τους έγραφες στα Αγγλικά.</text:p>
      <text:p text:style-name="P21">Έχω κάνει κάποιες διορθώσεις ενδεικτικά.<text:s/><text:s/></text:p>
      <text:p text:style-name="Normal"><text:span text:style-name="T22">Το<text:s/></text:span><text:span text:style-name="T23">Marketing</text:span><text:span text:style-name="T24"><text:s/></text:span><text:span text:style-name="T25">Club</text:span><text:span text:style-name="T26"><text:s/></text:span><text:span text:style-name="T27">του<text:s/></text:span><text:span text:style-name="T28">Hellenic</text:span><text:span text:style-name="T29"><text:s/></text:span><text:span text:style-name="T30">American</text:span><text:span text:style-name="T31"><text:s/></text:span><text:span text:style-name="T32">University</text:span><text:span text:style-name="T33"><text:s/></text:span><text:span text:style-name="T34">είναι μια ομάδα από<text:s/></text:span><text:span text:style-name="T35">μαθητές<text:s/></text:span><text:span text:style-name="T36">με<text:s/></text:span><text:span text:style-name="T37">κίνητρο<text:s/></text:span><text:span text:style-name="T38">και όρεξη για το χώρο του<text:s/></text:span><text:span text:style-name="T39">Marketing</text:span><text:span text:style-name="T40">, και γενικότερα του επιχειρείν,<text:s/></text:span><text:span text:style-name="T41">που αναζητούν να ανακαλύψουν και να εξασκήσουν<text:s/></text:span><text:span text:style-name="T42">μοντέρνες<text:s/></text:span><text:span text:style-name="T43">σ</text:span><text:span text:style-name="T44">τρατηγικές μάρκετινγκ</text:span><text:span text:style-name="T45">. Έλα στην παρέα μας σήμερα για να γίνεις μέλος του οράματος μας για<text:s/></text:span><text:span text:style-name="T46">μια<text:s/></text:span><text:span text:style-name="T47">κορυφαί</text:span><text:span text:style-name="T48">α<text:s/></text:span><text:span text:style-name="T49">επιχειρηματικ</text:span><text:span text:style-name="T50">ή λέσχη</text:span><text:span text:style-name="T51">!</text:span></text:p>
      <text:p text:style-name="P52">Η αποστολή του HAUMC είναι να λειτουργήσει σαν φόρουμ που ενώνει αποφασισμένους και επίδοξους μαθητές με καινοτομικές ιδέες που μοιράζονται ένα όραμα μιας επιτυχημένης μάρκετινγκ ομάδας.</text:p>
      <text:p text:style-name="Normal"><text:span text:style-name="T53">Ο στόχος μας ενσωματώνει βιωματική εκμάθηση μεσώ επιχειρηματικών δραστηριοτήτων, επιτυχημένη και παραγωγική πρακτική όσον άφορα τις στρατηγικές μάρκετινγκ και την απόκτηση<text:s/></text:span><text:span text:style-name="T54">καινούργιων, ενισχύοντας τις ηγετικές διπλωματικές και ομαδικές δεξιότητες. Όλα αυτά περνώντας καλά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honga Adelajda</meta:initial-creator>
    <dc:creator>Alex Kourtis</dc:creator>
    <meta:creation-date>2020-11-07T16:22:00Z</meta:creation-date>
    <dc:date>2020-11-07T19:09:00Z</dc:date>
    <meta:template xlink:href="Normal" xlink:type="simple"/>
    <meta:editing-cycles>12</meta:editing-cycles>
    <meta:editing-duration>PT7860S</meta:editing-duration>
    <meta:document-statistic meta:page-count="1" meta:paragraph-count="3" meta:word-count="276" meta:character-count="1851" meta:row-count="13" meta:non-whitespace-character-count="1578"/>
  </office:meta>
</office:document-meta>
</file>